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A6D1B4D525EA8E8D.png" manifest:media-type="image/png"/>
  <manifest:file-entry manifest:full-path="Pictures/100000010000020000000200E58860625D8B32C2.png" manifest:media-type="image/png"/>
  <manifest:file-entry manifest:full-path="Pictures/10000001000000E1000000E18F8B17FB73E7BA25.png" manifest:media-type="image/png"/>
  <manifest:file-entry manifest:full-path="Pictures/100000010000020000000200EC92A23CC95FCEE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fo:min-height="0.713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972cm"/>
      <style:paragraph-properties style:writing-mode="lr-tb"/>
    </style:style>
    <style:style style:name="gr4" style:family="graphic" style:parent-style-name="standard">
      <style:graphic-properties draw:stroke="none" svg:stroke-color="#000000" draw:fill="none" draw:fill-color="#ffffff" fo:min-height="1.655cm"/>
      <style:paragraph-properties style:writing-mode="lr-tb"/>
    </style:style>
    <style:style style:name="gr5" style:family="graphic" style:parent-style-name="standard">
      <style:graphic-properties draw:stroke="none" svg:stroke-color="#000000" draw:fill="none" draw:fill-color="#ffffff" fo:min-height="21.022cm"/>
      <style:paragraph-properties style:writing-mode="lr-tb"/>
    </style:style>
    <style:style style:name="gr6" style:family="graphic" style:parent-style-name="standard">
      <style:graphic-properties draw:stroke="none" svg:stroke-color="#000000" draw:fill="none" draw:fill-color="#ffffff" fo:min-height="1.337cm"/>
      <style:paragraph-properties style:writing-mode="lr-tb"/>
    </style:style>
    <style:style style:name="P1" style:family="paragraph">
      <loext:graphic-properties draw:fill="none"/>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168cm" svg:height="0.963cm" svg:x="8.262cm" svg:y="1.624cm">
          <draw:text-box>
            <text:p>PDF sample </text:p>
          </draw:text-box>
        </draw:frame>
        <draw:frame draw:style-name="gr2" draw:text-style-name="P2" draw:layer="layout" svg:width="13.546cm" svg:height="13.546cm" svg:x="3.54cm" svg:y="6.821cm">
          <draw:image xlink:href="Pictures/100000010000020000000200EC92A23CC95FCEED.png" xlink:type="simple" xlink:show="embed" xlink:actuate="onLoad" draw:mime-type="image/png">
            <text:p/>
          </draw:image>
        </draw:frame>
        <draw:frame draw:style-name="gr3" draw:text-style-name="P3" draw:layer="layout" svg:width="16.827cm" svg:height="2.222cm" svg:x="2.27cm" svg:y="2.905cm">
          <draw:text-box>
            <text:p>A little text description</text:p>
          </draw:text-box>
        </draw:frame>
        <draw:frame draw:style-name="gr4" draw:text-style-name="P3" draw:layer="layout" svg:width="10.16cm" svg:height="1.905cm" svg:x="7.35cm" svg:y="20.685cm">
          <draw:text-box>
            <text:p>Image description</text:p>
          </draw:text-box>
        </draw:frame>
        <draw:frame draw:style-name="gr3" draw:text-style-name="P3" draw:layer="layout" svg:width="16.827cm" svg:height="2.222cm" svg:x="2.27cm" svg:y="22.59cm">
          <draw:text-box>
            <text:p>Other text</text:p>
          </draw:text-box>
        </draw:frame>
      </draw:page>
      <draw:page draw:name="page2" draw:style-name="dp1" draw:master-page-name="Default">
        <draw:frame draw:style-name="gr3" draw:text-style-name="P4" draw:layer="layout" svg:width="11.747cm" svg:height="2.222cm" svg:x="7.35cm" svg:y="1.317cm">
          <draw:text-box>
            <text:p><text:span text:style-name="T1">Second page</text:span></text:p>
          </draw:text-box>
        </draw:frame>
        <draw:frame draw:style-name="gr5" draw:text-style-name="P3" draw:layer="layout" svg:width="17.145cm" svg:height="21.272cm" svg:x="1.635cm" svg:y="3.54cm">
          <draw:text-box>
            <text:p/>
            <text:p>What is Lorem Ipsum?</text:p>
            <text:p/>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p>Why do we use it?</text:p>
            <text:p/>
            <text:p>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draw:text-box>
        </draw:frame>
      </draw:page>
      <draw:page draw:name="page3" draw:style-name="dp1" draw:master-page-name="Default">
        <draw:frame draw:style-name="gr6" draw:text-style-name="P3" draw:layer="layout" svg:width="6.985cm" svg:height="1.587cm" svg:x="7.35cm" svg:y="1.318cm">
          <draw:text-box>
            <text:p>Third page</text:p>
          </draw:text-box>
        </draw:frame>
        <draw:frame draw:style-name="gr2" draw:text-style-name="P2" draw:layer="layout" svg:width="5.952cm" svg:height="5.952cm" svg:x="2.587cm" svg:y="3.62cm">
          <draw:image xlink:href="Pictures/10000001000000E1000000E18F8B17FB73E7BA25.png" xlink:type="simple" xlink:show="embed" xlink:actuate="onLoad" draw:mime-type="image/png">
            <text:p/>
          </draw:image>
        </draw:frame>
        <draw:frame draw:style-name="gr2" draw:text-style-name="P2" draw:layer="layout" svg:width="13.546cm" svg:height="13.546cm" svg:x="3.222cm" svg:y="12.219cm">
          <draw:image xlink:href="Pictures/100000010000020000000200E58860625D8B32C2.png" xlink:type="simple" xlink:show="embed" xlink:actuate="onLoad" draw:mime-type="image/png">
            <text:p/>
          </draw:image>
        </draw:frame>
        <draw:frame draw:style-name="gr2" draw:text-style-name="P2" draw:layer="layout" svg:width="5.952cm" svg:height="5.952cm" svg:x="11.477cm" svg:y="3.62cm">
          <draw:image xlink:href="Pictures/10000001000000E1000000E1A6D1B4D525EA8E8D.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11T14:20:39.016854528</meta:creation-date>
    <dc:date>2023-11-11T14:30:56.666830187</dc:date>
    <meta:editing-duration>PT10M17S</meta:editing-duration>
    <meta:editing-cycles>2</meta:editing-cycles>
    <meta:generator>LibreOffice/7.3.7.2$Linux_X86_64 LibreOffice_project/30$Build-2</meta:generator>
    <dc:title>PDF sample</dc:title>
    <meta:document-statistic meta:object-count="11"/>
  </office:meta>
</office:document-meta>
</file>